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style:text-underline-style="solid" style:text-underline-width="auto" style:text-underline-color="font-color" fo:font-weight="bold" officeooo:rsid="001b486c" officeooo:paragraph-rsid="001b486c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Times New Roman" fo:font-size="14pt" style:text-underline-style="none" fo:font-weight="normal" officeooo:rsid="001b486c" officeooo:paragraph-rsid="001b486c" style:font-size-asian="12.25pt" style:font-weight-asian="normal" style:font-size-complex="14pt" style:font-weight-complex="normal"/>
    </style:style>
    <style:style style:name="P3" style:family="paragraph" style:parent-style-name="Standard">
      <style:text-properties style:font-name="Times New Roman" fo:font-size="14pt" style:text-underline-style="none" fo:font-weight="normal" officeooo:rsid="001cfe64" officeooo:paragraph-rsid="001cfe64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font-name="Times New Roman" fo:font-size="14pt" style:text-underline-style="none" fo:font-weight="normal" officeooo:rsid="00208181" officeooo:paragraph-rsid="00208181" style:font-size-asian="12.25pt" style:font-weight-asian="normal" style:font-size-complex="14pt" style:font-weight-complex="normal"/>
    </style:style>
    <style:style style:name="P5" style:family="paragraph" style:parent-style-name="Standard">
      <style:text-properties style:font-name="Times New Roman" fo:font-size="14pt" style:text-underline-style="none" fo:font-weight="normal" officeooo:rsid="00223774" officeooo:paragraph-rsid="00223774" style:font-size-asian="12.25pt" style:font-weight-asian="normal" style:font-size-complex="14pt" style:font-weight-complex="normal"/>
    </style:style>
    <style:style style:name="P6" style:family="paragraph" style:parent-style-name="Standard" style:list-style-name="L1">
      <style:text-properties style:font-name="Times New Roman" fo:font-size="12pt" style:text-underline-style="none" fo:font-weight="normal" officeooo:rsid="002405a8" officeooo:paragraph-rsid="002405a8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Times New Roman" fo:font-size="14pt" style:text-underline-style="none" fo:font-weight="normal" officeooo:rsid="002405a8" officeooo:paragraph-rsid="002405a8" style:font-size-asian="12.25pt" style:font-weight-asian="normal" style:font-size-complex="14pt" style:font-weight-complex="normal"/>
    </style:style>
    <style:style style:name="P8" style:family="paragraph" style:parent-style-name="Standard" style:list-style-name="L2">
      <style:text-properties style:font-name="Times New Roman" fo:font-size="14pt" style:text-underline-style="none" fo:font-weight="normal" officeooo:rsid="0024fe17" officeooo:paragraph-rsid="0024fe17" style:font-size-asian="12.25pt" style:font-weight-asian="normal" style:font-size-complex="14pt" style:font-weight-complex="normal"/>
    </style:style>
    <style:style style:name="P9" style:family="paragraph" style:parent-style-name="Standard" style:list-style-name="L3">
      <style:text-properties style:font-name="Times New Roman" fo:font-size="14pt" style:text-underline-style="none" fo:font-weight="normal" officeooo:rsid="00223774" officeooo:paragraph-rsid="00223774" style:font-size-asian="12.25pt" style:font-weight-asian="normal" style:font-size-complex="14pt" style:font-weight-complex="normal"/>
    </style:style>
    <style:style style:name="P10" style:family="paragraph" style:parent-style-name="Standard">
      <style:text-properties style:font-name="Times New Roman" fo:font-size="14pt" style:text-underline-style="none" fo:font-weight="normal" officeooo:rsid="00223774" officeooo:paragraph-rsid="00223774" style:font-size-asian="12.25pt" style:font-weight-asian="normal" style:font-size-complex="14pt" style:font-weight-complex="normal"/>
    </style:style>
    <style:style style:name="P11" style:family="paragraph" style:parent-style-name="Standard" style:list-style-name="L3">
      <style:text-properties style:font-name="Times New Roman" fo:font-size="14pt" style:text-underline-style="none" fo:font-weight="normal" officeooo:rsid="00275ee0" officeooo:paragraph-rsid="00275ee0" style:font-size-asian="12.25pt" style:font-weight-asian="normal" style:font-size-complex="14pt" style:font-weight-complex="normal"/>
    </style:style>
    <style:style style:name="P12" style:family="paragraph" style:parent-style-name="Standard" style:list-style-name="L4">
      <style:text-properties style:font-name="Times New Roman" fo:font-size="14pt" style:text-underline-style="none" fo:font-weight="normal" officeooo:rsid="00275ee0" officeooo:paragraph-rsid="00275ee0" style:font-size-asian="12.25pt" style:font-weight-asian="normal" style:font-size-complex="14pt" style:font-weight-complex="normal"/>
    </style:style>
    <style:style style:name="P13" style:family="paragraph" style:parent-style-name="Standard" style:list-style-name="L4">
      <style:text-properties style:font-name="Times New Roman" fo:font-size="14pt" style:text-underline-style="none" fo:font-weight="normal" officeooo:rsid="0028bb59" officeooo:paragraph-rsid="0028bb59" style:font-size-asian="12.25pt" style:font-weight-asian="normal" style:font-size-complex="14pt" style:font-weight-complex="normal"/>
    </style:style>
    <style:style style:name="P14" style:family="paragraph" style:parent-style-name="Standard">
      <style:text-properties style:font-name="Times New Roman" fo:font-size="14pt" style:text-underline-style="none" fo:font-weight="normal" officeooo:rsid="0028bb59" officeooo:paragraph-rsid="0028bb59" style:font-size-asian="12.25pt" style:font-weight-asian="normal" style:font-size-complex="14pt" style:font-weight-complex="normal"/>
    </style:style>
    <style:style style:name="P15" style:family="paragraph" style:parent-style-name="Standard" style:list-style-name="L2">
      <style:text-properties officeooo:rsid="0024fe17" officeooo:paragraph-rsid="0024fe17"/>
    </style:style>
    <style:style style:name="P16" style:family="paragraph" style:parent-style-name="Standard" style:list-style-name="L2">
      <style:text-properties officeooo:rsid="0024fe17" officeooo:paragraph-rsid="00275ee0"/>
    </style:style>
    <style:style style:name="P17" style:family="paragraph" style:parent-style-name="Standard" style:list-style-name="L3">
      <style:text-properties officeooo:rsid="00223774" officeooo:paragraph-rsid="00223774"/>
    </style:style>
    <style:style style:name="P18" style:family="paragraph" style:parent-style-name="Standard" style:list-style-name="L5">
      <style:text-properties officeooo:paragraph-rsid="001cfe64"/>
    </style:style>
    <style:style style:name="T1" style:family="text">
      <style:text-properties style:font-name="Times New Roman" fo:font-size="14pt" style:text-underline-style="none" fo:font-weight="normal" style:font-size-asian="12.25pt" style:font-weight-asian="normal" style:font-size-complex="14pt" style:font-weight-complex="normal"/>
    </style:style>
    <style:style style:name="T2" style:family="text">
      <style:text-properties style:font-name="Times New Roman" fo:font-size="14pt" style:text-underline-style="none" fo:font-weight="normal" officeooo:rsid="0022d624" style:font-size-asian="12.25pt" style:font-weight-asian="normal" style:font-size-complex="14pt" style:font-weight-complex="normal"/>
    </style:style>
    <style:style style:name="T3" style:family="text">
      <style:text-properties style:font-name="Times New Roman" fo:font-size="14pt" style:text-underline-style="none" fo:font-weight="normal" officeooo:rsid="002405a8" style:font-size-asian="12.25pt" style:font-weight-asian="normal" style:font-size-complex="14pt" style:font-weight-complex="normal"/>
    </style:style>
    <style:style style:name="T4" style:family="text">
      <style:text-properties style:font-name="Times New Roman" fo:font-size="12pt" style:text-underline-style="none" fo:font-weight="normal" officeooo:rsid="001cfe64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2pt" style:text-underline-style="none" fo:font-weight="normal" officeooo:rsid="00275ee0" style:font-size-asian="12pt" style:font-weight-asian="normal" style:font-size-complex="12pt" style:font-weight-complex="normal"/>
    </style:style>
    <style:style style:name="T6" style:family="text">
      <style:text-properties officeooo:rsid="001cfe64"/>
    </style:style>
    <style:style style:name="T7" style:family="text">
      <style:text-properties officeooo:rsid="00275ee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ost<text:span text:style-name="T6">en</text:span>plan <text:s text:c="103"/></text:p>
      <text:p text:style-name="P1"/>
      <text:p text:style-name="P2">Heizung, Gas ,Wasser, Strom <text:s/>bei unseren örtlichen Versorgungsstelle:</text:p>
      <text:list xml:id="list1094459272" text:style-name="L1">
        <text:list-item>
          <text:p text:style-name="P6">im Jahr bei einer Wohnung mit 82 m² kommen kosten von 1.357€ auf</text:p>
        </text:list-item>
        <text:list-item>
          <text:p text:style-name="P6">Bei <text:s/>einer Firma mit 17-19 Mitarbeitern und einer Fläche von 1190m² können kosten in Höhe von 21.555€ auftreten +/- 1000-2000€</text:p>
        </text:list-item>
      </text:list>
      <text:list xml:id="list311400634" text:style-name="L5">
        <text:list-item>
          <text:p text:style-name="P18"><text:span text:style-name="T4"><text:s/></text:span><text:span text:style-name="T5">Quelle von einer Wohnung mit 82 m²</text:span></text:p>
        </text:list-item>
      </text:list>
      <text:p text:style-name="P3"/>
      <text:p text:style-name="P3">Reisekosten:</text:p>
      <text:p text:style-name="P7"/>
      <text:list xml:id="list1632160121" text:style-name="L2">
        <text:list-item>
          <text:p text:style-name="P16"><text:span text:style-name="T3">V</text:span><text:span text:style-name="T1">ersand von den Petac´s bei Hermes von 4,30€ ( Kunden müssen diese 4,30€ Zahlen) , Haftung der Firma von 50€</text:span></text:p>
          <text:p text:style-name="P16"><text:a xlink:type="simple" xlink:href="https://www.myhermes.de/versenden/paketschein-erstellen/?country=DE&amp;parcelclass=HP" text:style-name="Internet_20_link" text:visited-style-name="Visited_20_Internet_20_Link">https://www.myhermes.de/versenden/paketschein-erstellen/?country=DE&amp;parcelclass=HP</text:a><text:span text:style-name="T1"> </text:span></text:p>
        </text:list-item>
        <text:list-item>
          <text:p text:style-name="P8"><text:s/>Versand bei DHL von 4,99€ + Haftung bis zu 500€</text:p>
          <text:p text:style-name="P15"><text:a xlink:type="simple" xlink:href="https://www.dhl.de/de/privatkunden/pakete-versenden/deutschlandweit-versenden/paket.html" text:style-name="Internet_20_link" text:visited-style-name="Visited_20_Internet_20_Link">https://www.dhl.de/de/privatkunden/pakete-versenden/deutschlandweit-versenden/paket.html</text:a><text:span text:style-name="T1"> </text:span></text:p>
        </text:list-item>
      </text:list>
      <text:p text:style-name="P3"/>
      <text:p text:style-name="P3"/>
      <text:p text:style-name="P3"/>
      <text:p text:style-name="P4">Investitionen:</text:p>
      <text:list xml:id="list658800056" text:style-name="L3">
        <text:list-item>
          <text:p text:style-name="P9">einmalig treten Vermögenskosten für Maschinen,Geräte und Werkzeuge </text:p>
        </text:list-item>
        <text:list-item>
          <text:p text:style-name="P17"><text:span text:style-name="T1">Investitionen sind nicht Teil der </text:span><text:span text:style-name="T2">K</text:span><text:span text:style-name="T1">ostenp</text:span><text:span text:style-name="T2">la</text:span><text:span text:style-name="T1">nung,sie sollten nicht mit laufenden,betrieb</text:span><text:span text:style-name="T2">l</text:span><text:span text:style-name="T1">ichen kosten zusammengebracht werden</text:span></text:p>
        </text:list-item>
        <text:list-item>
          <text:p text:style-name="P9">einmalige Investitionen:</text:p>
        </text:list-item>
        <text:list-item>
          <text:p text:style-name="P11">Drei Maschinen im Wert von: 83.775€</text:p>
        </text:list-item>
      </text:list>
      <text:p text:style-name="P5"><text:a xlink:type="simple" xlink:href="https://wiki.maschinenringe.bayern/Seiten/Maschinenkosten.aspx" text:style-name="Internet_20_link" text:visited-style-name="Visited_20_Internet_20_Link">https://wiki.maschinenringe.bayern/Seiten/Maschinenkosten.aspx</text:a> </text:p>
      <text:list xml:id="list2709144081" text:style-name="L4">
        <text:list-item>
          <text:p text:style-name="P12">Sieben bis acht Computer im Wert von </text:p>
          <text:p text:style-name="P13">PC : 959,2€</text:p>
        </text:list-item>
      </text:list>
      <text:p text:style-name="P14"><text:a xlink:type="simple" xlink:href="https://www.softwarebilliger.de/pc-computer/acer/4189/acer-veriton-x4610g-desktop-pc-computer-intel-core-i3-2120-2x-3-3-ghz-dvd-brenner?sPartner=Google-Sh" text:style-name="Internet_20_link" text:visited-style-name="Visited_20_Internet_20_Link">https://www.softwarebilliger.de/pc-computer/acer/4189/acer-veriton-x4610g-desktop-pc-computer-intel-core-i3-2120-2x-3-3-ghz-dvd-brenner?sPartner=Google-Sh</text:a> </text:p>
      <text:list xml:id="list175926421344558" text:continue-numbering="true" text:style-name="L4">
        <text:list-header>
          <text:p text:style-name="P13">Tastatur: 148,92€</text:p>
        </text:list-header>
      </text:list>
      <text:p text:style-name="P5"><text:a xlink:type="simple" xlink:href="https://www.amazon.de/Logitech-Tastatur-Kabelgebunden-Business-Tastatur-Deutsche/dp/B077BT728N/ref=sr_1_3?hvadid=174465876229&amp;hvdev=c&amp;hvlocphy=9043640&amp;hvnetw=g&amp;hvpos=1t1&amp;hvqmt=e&amp;hvrand=2970882822150614066&amp;hvtargid=kwd-3279503441&amp;keywords=computer+tastatur&amp;qid=1558453732&amp;s=gateway&amp;sr=8-3" text:style-name="Internet_20_link" text:visited-style-name="Visited_20_Internet_20_Link">https://www.amazon.de/Logitech-Tastatur-Kabelgebunden-Business-Tastatur-Deutsche/dp/B077BT728N/ref=sr_1_3?hvadid=174465876229&amp;hvdev=c&amp;hvlocphy=9043640&amp;hvnetw=g&amp;hvpos=1t1&amp;hvqmt=e&amp;hvrand=2970882822150614066&amp;hvtargid=kwd-3279503441&amp;keywords=computer+tastatur&amp;qid=1558453732&amp;s=gateway&amp;sr=8-3</text:a> </text:p>
      <text:p text:style-name="P14">Maus : 91,92 €</text:p>
      <text:p text:style-name="P14"><text:a xlink:type="simple" xlink:href="https://www.amazon.de/Logitech-M185-Maus-schnurlos-rot/dp/B0052EH8OA/ref=sr_1_4?hvadid=174491887620&amp;hvdev=c&amp;hvlocphy=9043640&amp;hvnetw=g&amp;hvpos=1t1&amp;hvqmt=e&amp;hvrand=14424358447467339481&amp;hvtargid=kwd-3279996701&amp;keywords=computer%2Bmaus&amp;qid=1558453885&amp;s=gateway&amp;sr=8-4&amp;th=1" text:style-name="Internet_20_link" text:visited-style-name="Visited_20_Internet_20_Link">https://www.amazon.de/Logitech-M185-Maus-schnurlos-rot/dp/B0052EH8OA/ref=sr_1_4?hvadid=174491887620&amp;hvdev=c&amp;hvlocphy=9043640&amp;hvnetw=g&amp;hvpos=1t1&amp;hvqmt=e&amp;hvrand=14424358447467339481&amp;hvtargid=kwd-3279996701&amp;keywords=computer%2Bmaus&amp;qid=1558453885&amp;s=gateway&amp;sr=8-4&amp;th=1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7:10:05.113000000</meta:creation-date>
    <dc:date>2019-05-21T17:59:25.871000000</dc:date>
    <meta:editing-duration>PT12M23S</meta:editing-duration>
    <meta:editing-cycles>3</meta:editing-cycles>
    <meta:generator>LibreOffice/6.2.3.2$Windows_x86 LibreOffice_project/aecc05fe267cc68dde00352a451aa867b3b546ac</meta:generator>
    <meta:document-statistic meta:table-count="0" meta:image-count="0" meta:object-count="0" meta:page-count="1" meta:paragraph-count="23" meta:word-count="148" meta:character-count="1877" meta:non-whitespace-character-count="1653"/>
  </office:meta>
</office:document-meta>
</file>